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Text_20_body">
      <style:paragraph-properties fo:margin-left="0.9846in" fo:margin-right="0in" fo:text-indent="0in" style:auto-text-indent="false"/>
    </style:style>
    <style:style style:name="P3" style:family="paragraph" style:parent-style-name="Text_20_body">
      <style:paragraph-properties fo:margin-left="1.4772in" fo:margin-right="0in" fo:text-indent="0in" style:auto-text-indent="false"/>
    </style:style>
    <style:style style:name="P4" style:family="paragraph" style:parent-style-name="Text_20_body">
      <style:text-properties fo:font-style="normal" style:font-style-asian="normal" style:font-style-complex="normal"/>
    </style:style>
    <style:style style:name="P5" style:family="paragraph" style:parent-style-name="Standard">
      <style:paragraph-properties fo:margin-top="0in" fo:margin-bottom="0.1965in"/>
    </style:style>
    <style:style style:name="P6" style:family="paragraph" style:parent-style-name="Preformatted_20_Text">
      <style:paragraph-properties fo:margin-top="0in" fo:margin-bottom="0.1965in"/>
    </style:style>
    <style:style style:name="P7" style:family="paragraph" style:parent-style-name="Standard">
      <style:text-properties style:font-name="Courier New" fo:font-size="10pt" style:font-name-asian="Courier New" style:font-size-asian="10pt" style:font-name-complex="Courier New" style:font-size-complex="10pt"/>
    </style:style>
    <style:style style:name="P8"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9" style:family="paragraph" style:parent-style-name="Heading_20_3">
      <style:text-properties fo:font-style="normal" style:font-style-asian="normal" style:font-style-complex="normal"/>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color="#000000" style:text-line-through-style="none" style:text-underline-style="none" style:text-blinking="false"/>
    </style:style>
    <style:style style:name="T5" style:family="text">
      <style:text-properties fo:color="#3f7f5f"/>
    </style:style>
    <style:style style:name="T6" style:family="text">
      <style:text-properties fo:color="#3f7f5f" style:text-underline-style="solid" style:text-underline-width="auto" style:text-underline-color="font-color"/>
    </style:style>
    <style:style style:name="T7" style:family="text">
      <style:text-properties fo:color="#7f9fbf" fo:font-weight="bold" style:font-weight-asian="bold" style:font-weight-complex="bold"/>
    </style:style>
    <style:style style:name="T8" style:family="text">
      <style:text-properties style:text-underline-style="solid" style:text-underline-width="auto" style:text-underline-color="font-color"/>
    </style:style>
  </office:automatic-styles>
  <office:body>
    <office:text>
      <office:forms form:automatic-focus="false" form:apply-design-mode="false">
        <form:form form:name="f" form:apply-filter="true" form:method="post" form:control-implementation="ooo:com.sun.star.form.component.Form" office:target-frame="" xlink:href="file:///group/objectify-appengine/manage_thread">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file:///group/objectify-appengine/post%3FAction.BackgroundPost=1">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2" text:outline-level="2">Toplevelness</text:h>
      <text:p text:style-name="P7"><text:span text:style-name="T5">/*</text:span><text:span text:style-name="T7">TODO</text:span><text:span text:style-name="T5">: version mode should only display </text:span><text:span text:style-name="T6">toplevel</text:span><text:span text:style-name="T5"> propositions that have been interacted with.</text:span></text:p>
      <text:p text:style-name="P8"><text:s/>* Displaying open top level propositions is not enough because a <text:span text:style-name="T8">toplevel</text:span> node might</text:p>
      <text:p text:style-name="P8"><text:s/>* have had child nodes that have been deleted and we want to be able to walk through that history.</text:p>
      <text:p text:style-name="P8"><text:s/>* Furthermore, we want to be able to see the modifications of the node. <text:s/>This isn't exactly ideal.</text:p>
      <text:p text:style-name="P8"><text:s/>* The search feature should return all nodes... not just linked nodes. <text:s/>What if the node has no</text:p>
      <text:p text:style-name="P8"><text:s/>* children. <text:s/>How does the user indicated that he wants to view it (since it won't have an</text:p>
      <text:p text:style-name="P8"><text:s/>* open tree icon). <text:s/>He could click inside it and make it dirty, but that is not intuitive to the</text:p>
      <text:p text:style-name="P8"><text:s/>* user. <text:s/>This relates to the general question of how to conceive of <text:span text:style-name="T8">toplevelness</text:span> of a node.</text:p>
      <text:p text:style-name="P8"><text:s/>* Rather than <text:span text:style-name="T8">toplevelness</text:span> a node should be tagged with a category, and we would have tagged</text:p>
      <text:p text:style-name="P8"><text:s/>* and <text:span text:style-name="T8">untagged</text:span> nodes. <text:s/>Tagged ones would show up when browsing, and might have priority when</text:p>
      <text:p text:style-name="P8"><text:s/>* searching, but would otherwise be the same. <text:span text:style-name="T8">Hmmm</text:span>... I don't think this is high priority</text:p>
      <text:p text:style-name="P8"><text:s/>* right now. <text:s/>Showing open <text:span text:style-name="T8">toplevel</text:span> propositions will get the job done for the time being...</text:p>
      <text:p text:style-name="P8"><text:s/>* [Also note that attempting to version a single empty proposition results in a null pointer</text:p>
      <text:p text:style-name="P8"><text:s/>* exception... so if I decide not to prevent that in the UI (for instance if I decide not to only display</text:p>
      <text:p text:style-name="P8"><text:s/>* <text:span text:style-name="T8">toplevel</text:span> propositions in version mode) then this needs to be fixed.]</text:p>
      <text:p text:style-name="P8"><text:s/>*/</text:p>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Definitions</text:h>
      <text:p text:style-name="Text_20_body">Keep thinking about this...</text:p>
      <text:p text:style-name="Text_20_body"/>
      <text:p text:style-name="Text_20_body"/>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5">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5">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3">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9" text:outline-level="3">Implementation plan</text:h>
      <text:p text:style-name="P4">Implement for regular nodes first</text:p>
      <text:p text:style-name="P4">make sure that implementation works for closed and open non-deleted links</text:p>
      <text:p text:style-name="P4">implement for deleted links.</text:p>
      <text:p text:style-name="P4">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2">include both add/removes and modifications</text:p>
      <text:p text:style-name="P3">note: this puts the changes back as hidden if they where hidden when removed...</text:p>
      <text:p text:style-name="P2">if child node is open</text:p>
      <text:p text:style-name="P3">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4">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6"><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0-11-12T17:12:09.82</dc:date>
    <dc:creator>Isaac Kriegman</dc:creator>
    <meta:editing-duration>PT186H06M49S</meta:editing-duration>
    <meta:editing-cycles>43</meta:editing-cycles>
    <meta:document-statistic meta:table-count="0" meta:image-count="0" meta:object-count="0" meta:page-count="1" meta:paragraph-count="243" meta:word-count="6822" meta:character-count="40056"/>
  </office:meta>
</office:document-meta>
</file>